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Arial"/>
    </style:style>
    <style:style style:name="P2" style:family="paragraph" style:parent-style-name="Standard">
      <style:text-properties fo:color="#ffffff" style:font-name="Arial" officeooo:paragraph-rsid="0010187d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Arial" officeooo:rsid="0010187d" officeooo:paragraph-rsid="0010187d"/>
    </style:style>
    <style:style style:name="P5" style:family="paragraph" style:parent-style-name="Standard">
      <style:text-properties fo:color="#000000" style:font-name="Arial" officeooo:paragraph-rsid="0010187d"/>
    </style:style>
    <style:style style:name="P6" style:family="paragraph" style:parent-style-name="Standard">
      <style:text-properties fo:color="#000000" style:font-name="Arial" officeooo:paragraph-rsid="0015ed47"/>
    </style:style>
    <style:style style:name="P7" style:family="paragraph" style:parent-style-name="Standard">
      <style:text-properties fo:color="#000000" style:font-name="Arial" officeooo:paragraph-rsid="0016f76a"/>
    </style:style>
    <style:style style:name="P8" style:family="paragraph" style:parent-style-name="Standard">
      <style:text-properties fo:color="#000000" style:font-name="Arial" officeooo:rsid="0018cf32" officeooo:paragraph-rsid="0018cf32" fo:background-color="#ffff00"/>
    </style:style>
    <style:style style:name="P9" style:family="paragraph" style:parent-style-name="Standard">
      <style:paragraph-properties fo:margin-top="0in" fo:margin-bottom="0.1665in" loext:contextual-spacing="false"/>
      <style:text-properties fo:color="#000000" style:font-name="Arial"/>
    </style:style>
    <style:style style:name="P10" style:family="paragraph" style:parent-style-name="Standard" style:master-page-name="Standard">
      <style:paragraph-properties style:page-number="auto"/>
      <style:text-properties fo:color="#000000" style:font-name="Arial" officeooo:rsid="0018cf32" officeooo:paragraph-rsid="0018cf32" fo:background-color="#ffff0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name-complex="Times1" style:font-size-complex="13pt"/>
    </style:style>
    <style:style style:name="T3" style:family="text">
      <style:text-properties fo:color="#000000" style:font-name-complex="Times1"/>
    </style:style>
    <style:style style:name="T4" style:family="text">
      <style:text-properties officeooo:rsid="001052ce"/>
    </style:style>
    <style:style style:name="T5" style:family="text">
      <style:text-properties fo:font-weight="bold" style:font-weight-asian="bold" style:font-name-complex="Times1"/>
    </style:style>
    <style:style style:name="T6" style:family="text">
      <style:text-properties fo:font-weight="bold" officeooo:rsid="0010187d" style:font-weight-asian="bold" style:font-name-complex="Times1"/>
    </style:style>
    <style:style style:name="T7" style:family="text">
      <style:text-properties fo:font-weight="bold" officeooo:rsid="0015ed47" style:font-weight-asian="bold" style:font-name-complex="Times1"/>
    </style:style>
    <style:style style:name="T8" style:family="text">
      <style:text-properties style:font-name-complex="Times1"/>
    </style:style>
    <style:style style:name="T9" style:family="text">
      <style:text-properties style:font-name-complex="Times1"/>
    </style:style>
    <style:style style:name="T10" style:family="text">
      <style:text-properties style:font-name-complex="Times1"/>
    </style:style>
    <style:style style:name="T11" style:family="text">
      <style:text-properties officeooo:rsid="0014db40" style:font-name-complex="Times1"/>
    </style:style>
    <style:style style:name="T12" style:family="text">
      <style:text-properties officeooo:rsid="0015ed47" style:font-name-complex="Times1"/>
    </style:style>
    <style:style style:name="T13" style:family="text">
      <style:text-properties officeooo:rsid="0015ed47" style:font-name-complex="Times1"/>
    </style:style>
    <style:style style:name="T14" style:family="text">
      <style:text-properties officeooo:rsid="0016f76a" style:font-name-complex="Times1"/>
    </style:style>
    <style:style style:name="T15" style:family="text">
      <style:text-properties officeooo:rsid="0016f76a" style:font-name-complex="Times1"/>
    </style:style>
    <style:style style:name="T16" style:family="text">
      <style:text-properties style:font-name-complex="Symbol1"/>
    </style:style>
    <style:style style:name="T17" style:family="text">
      <style:text-properties fo: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Name: </text:span></text:p>
      <text:p text:style-name="P8"><text:span text:style-name="T5">Name of group members:</text:span></text:p>
      <text:p text:style-name="P8"><text:span text:style-name="T5"/></text:p>
      <text:p text:style-name="P3"><text:span text:style-name="T5">Understanding Concepts Exercise</text:span></text:p>
      <text:p text:style-name="P3"><text:span text:style-name="T5">CMPSC/BIO 300</text:span></text:p>
      <text:p text:style-name="P3"><text:span text:style-name="T6">Fall</text:span><text:span text:style-name="T5"> 201</text:span><text:span text:style-name="T6">7</text:span></text:p>
      <text:p text:style-name="P4"><text:span text:style-name="T5">26 Sept 2017</text:span></text:p>
      <text:p text:style-name="P3"/>
      <text:p text:style-name="P6"><text:span text:style-name="T8">The DNA sequence below represents the first part of the wild-type human CFTR coding</text:span> <text:span text:style-name="T8">sequence. The sequence shown is the </text:span><text:span text:style-name="T5">non-template</text:span><text:span text:style-name="T8"> strand and is written from </text:span><text:span text:style-name="T5">3′→ 5</text:span><text:span text:style-name="T16">′</text:span><text:span text:style-name="T8">. </text:span></text:p>
      <text:p text:style-name="P3"/>
      <text:p text:style-name="P9"><text:span text:style-name="T8">3</text:span><text:span text:style-name="T16">′</text:span><text:span text:style-name="T8"> CTTTTTTTCAAACCTCTGTTGCGACCGGAAAAGGTCTCCGCTGGAGACGTA </text:span></text:p>
      <text:p text:style-name="P3"><text:span text:style-name="T7">1) </text:span><text:span text:style-name="T5">DNA Manipulation Algorithm:</text:span></text:p>
      <text:p text:style-name="P3"/>
      <text:p text:style-name="P4">Please run the input sequence above thought the DNA manipulation algorithm by hand. What is the output of the algorithm, given the parameters (i.e., template and orientation)? <text:span text:style-name="T4">Indicate which algorithm step was taken to return the output. </text:span>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12">2</text:span><text:span text:style-name="T8">) Given the sequence </text:span><text:span text:style-name="T12">you obtained from the previous step, </text:span><text:span text:style-name="T8">write the mRNA following the base-pairing rules (Transcription algorithm). </text:span><text:span text:style-name="T14">Describe how this step is performed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2">3</text:span><text:span text:style-name="T8">) Given the mRNA you obtain</text:span><text:span text:style-name="T12">ed,</text:span><text:span text:style-name="T8"> u</text:span><text:span text:style-name="T8">s</text:span><text:span text:style-name="T12">e</text:span><text:span text:style-name="T8"> the genetic code table presented in class </text:span><text:span text:style-name="T12">to</text:span><text:span text:style-name="T8"> translate your mRNA </text:span><text:span text:style-name="T12">into protein </text:span><text:span text:style-name="T8">using the one-letter amino-acid code (Translation algorithm). </text:span><text:span text:style-name="T14">Describe how this step is performed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09-25T17:51:42.825118000</meta:creation-date>
    <meta:editing-duration>PT17S</meta:editing-duration>
    <meta:generator>LibreOffice/5.3.4.2$MacOSX_X86_64 LibreOffice_project/f82d347ccc0be322489bf7da61d7e4ad13fe2ff3</meta:generator>
    <dc:date>2017-09-25T17:51:44.416368000</dc:date>
    <meta:document-statistic meta:table-count="0" meta:image-count="0" meta:object-count="0" meta:page-count="1" meta:paragraph-count="12" meta:word-count="144" meta:character-count="966" meta:non-whitespace-character-count="8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